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cc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ccff"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repository is created to let asp.net core developer to quickly try out two common OrchardCore usage scenerios :</text:p>
      <text:p text:style-name="Standard"/>
      <text:list xml:id="list7861919563020646241" text:style-name="L1">
        <text:list-item>
          <text:p text:style-name="P1">Your main content is a asp.net core app and you want o add OrchardCore cms</text:p>
        </text:list-item>
        <text:list-item>
          <text:p text:style-name="P1">Your main content is a OrchardCore CMS, and you want to add some asp.net</text:p>
        </text:list-item>
      </text:list>
      <text:p text:style-name="Standard"/>
      <text:p text:style-name="Standard">At the time of this writing, there are very few samples for you to try these two use cases, so I created this sample.</text:p>
      <text:p text:style-name="Standard"/>
      <text:p text:style-name="Standard"/>
      <text:p text:style-name="P2">Admin user : admin </text:p>
      <text:p text:style-name="P2">password : Password-1</text:p>
      <text:p text:style-name="P2"/>
      <text:p text:style-name="Standard"/>
      <text:p text:style-name="Standard"><text:span text:style-name="T4">PonyOrchardCoreSample.CMSDecoupled</text:span><text:span text:style-name="T3"> </text:span>: For case 1</text:p>
      <text:p text:style-name="Standard"/>
      <text:p text:style-name="Standard"><text:span text:style-name="T4">PonyOrchardCoreSample.CMS</text:span> : For case 2</text:p>
      <text:p text:style-name="Standard"/>
      <text:p text:style-name="Standard"><text:span text:style-name="T4">PonyOrchardCoreSample</text:span> : An OrchardCore module with custom ASP.NET CORE MVC code. In case 1, you can write your controller normally. <text:s/>In case 2, you can write controllers within the CMS project, but it has to use attribute routing, since mvc routing is disabled by OrhcardCore CMS. <text:s/>Write your controller in this project if you don't want to use attribute routing</text:p>
      <text:p text:style-name="Standard"/>
      <text:p text:style-name="Standard"/>
      <text:p text:style-name="Standard">Note : The standard way for Decoupled cms is to create the database, and you have to render and format the content. <text:s/>But for the demo purpose, <text:s/>I copied the app_data from PonyOrchardCoreSample.CMS, and it include all the formating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43S</meta:editing-duration>
    <meta:editing-cycles>14</meta:editing-cycles>
    <meta:generator>OpenOffice/4.1.7$Win32 OpenOffice.org_project/417m1$Build-9800</meta:generator>
    <dc:date>2020-12-17T09:48:01.63</dc:date>
    <dc:creator>Jeffrey Yang</dc:creator>
    <meta:document-statistic meta:table-count="0" meta:image-count="0" meta:object-count="0" meta:page-count="1" meta:paragraph-count="10" meta:word-count="190" meta:character-count="1102"/>
    <meta:user-defined meta:name="Info 1"/>
    <meta:user-defined meta:name="Info 2"/>
    <meta:user-defined meta:name="Info 3"/>
    <meta:user-defined meta:name="Info 4"/>
  </office:meta>
</office:document-meta>
</file>